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57bb" officeooo:paragraph-rsid="001bcfb6"/>
    </style:style>
    <style:style style:name="P2" style:family="paragraph" style:parent-style-name="Standard">
      <style:text-properties officeooo:rsid="001957bb" officeooo:paragraph-rsid="001c6cad"/>
    </style:style>
    <style:style style:name="P3" style:family="paragraph" style:parent-style-name="Standard">
      <style:text-properties officeooo:rsid="001957bb" officeooo:paragraph-rsid="001c9c43"/>
    </style:style>
    <style:style style:name="P4" style:family="paragraph" style:parent-style-name="Standard">
      <style:text-properties officeooo:rsid="001957bb" officeooo:paragraph-rsid="001957bb"/>
    </style:style>
    <style:style style:name="P5" style:family="paragraph" style:parent-style-name="Standard">
      <style:text-properties officeooo:rsid="001957bb" officeooo:paragraph-rsid="001f5b0b"/>
    </style:style>
    <style:style style:name="P6" style:family="paragraph" style:parent-style-name="Standard">
      <style:text-properties officeooo:rsid="001c6cad" officeooo:paragraph-rsid="001c6cad"/>
    </style:style>
    <style:style style:name="P7" style:family="paragraph" style:parent-style-name="Standard">
      <style:text-properties officeooo:rsid="0019d879" officeooo:paragraph-rsid="001c6cad"/>
    </style:style>
    <style:style style:name="P8" style:family="paragraph" style:parent-style-name="Standard">
      <style:text-properties officeooo:rsid="0019d879" officeooo:paragraph-rsid="001957bb"/>
    </style:style>
    <style:style style:name="P9" style:family="paragraph" style:parent-style-name="Standard">
      <style:text-properties officeooo:paragraph-rsid="001957bb"/>
    </style:style>
    <style:style style:name="P10" style:family="paragraph" style:parent-style-name="Standard">
      <style:text-properties officeooo:rsid="00202212" officeooo:paragraph-rsid="002036a9"/>
    </style:style>
    <style:style style:name="P11" style:family="paragraph" style:parent-style-name="Standard">
      <style:text-properties officeooo:rsid="002036a9" officeooo:paragraph-rsid="002036a9"/>
    </style:style>
    <style:style style:name="P12" style:family="paragraph" style:parent-style-name="Standard">
      <style:text-properties officeooo:rsid="002217e4" officeooo:paragraph-rsid="002217e4"/>
    </style:style>
    <style:style style:name="T1" style:family="text">
      <style:text-properties officeooo:rsid="001957bb"/>
    </style:style>
    <style:style style:name="T2" style:family="text">
      <style:text-properties officeooo:rsid="0019d879"/>
    </style:style>
    <style:style style:name="T3" style:family="text">
      <style:text-properties officeooo:rsid="001bcfb6"/>
    </style:style>
    <style:style style:name="T4" style:family="text">
      <style:text-properties officeooo:rsid="001c6cad"/>
    </style:style>
    <style:style style:name="T5" style:family="text">
      <style:text-properties officeooo:rsid="001c9c43"/>
    </style:style>
    <style:style style:name="T6" style:family="text">
      <style:text-properties officeooo:rsid="001e941d"/>
    </style:style>
    <style:style style:name="T7" style:family="text">
      <style:text-properties officeooo:rsid="00202212"/>
    </style:style>
    <style:style style:name="T8" style:family="text">
      <style:text-properties officeooo:rsid="002036a9"/>
    </style:style>
    <style:style style:name="T9" style:family="text">
      <style:text-properties officeooo:rsid="00221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ample text file to be programmed to flash.</text:p>
      <text:p text:style-name="P11">It was prepared using a word processor and then copied to notepad.</text:p>
      <text:p text:style-name="P11">Note: </text:p>
      <text:p text:style-name="P11">Its is essential that at least one star character is included ahead of the text.</text:p>
      <text:p text:style-name="P11">Notepad does not recognise “and” characters. <text:s/>They must be retyped in notepad.</text:p>
      <text:p text:style-name="Standard"/>
      <text:p text:style-name="Standard">***********************************</text:p>
      <text:p text:style-name="Standard">The UNO pcb plus Atmega328 loaded with the Arduino bootloader: A great combination for getting to grips with the C programming language and microcontrollers. <text:span text:style-name="T1">It can also be used as an ISP (in circuit programmer) and used to program other AVR devices.</text:span></text:p>
      <text:p text:style-name="Standard"/>
      <text:p text:style-name="P1">This p<text:span text:style-name="T5">osting </text:span>introduces <text:span text:style-name="T5">project “U</text:span>NO_<text:span text:style-name="T9">AVR_</text:span>programmer”, new ISP code for the UNO enabling it to be used to <text:span text:style-name="T3">program AVR devices. In addition to uploading hex files and setting the configuration bytes, <text:s/>text files can also be saved to flash and files containing text and numbers saved to EEPROM.</text:span></text:p>
      <text:p text:style-name="P1"/>
      <text:p text:style-name="P6">Two other projects are also included:</text:p>
      <text:p text:style-name="P2">“text reader” giv<text:span text:style-name="T4">es the</text:span> code necessary to read the text strings one at a time. </text:p>
      <text:p text:style-name="P7">“cal_auto_plus_manual” <text:span text:style-name="T4">calibrates the default on-chip oscillator and saves the results to EEPROM.</text:span></text:p>
      <text:p text:style-name="P7"/>
      <text:p text:style-name="P6">These projects have been tested on the <text:span text:style-name="T2">Atmega 48, 88, 168, 328 and 644 devices. <text:s/></text:span></text:p>
      <text:p text:style-name="P3"/>
      <text:p text:style-name="P3"><text:span text:style-name="T2"><text:s/>“U</text:span>NO_<text:span text:style-name="T9">AVR_</text:span>programmer” <text:span text:style-name="T5">includes a file into which details of other devices can be entered if required. These details include the signature bytes, memory size, configuration bytes and flash page size.</text:span></text:p>
      <text:p text:style-name="P8"/>
      <text:p text:style-name="P5"><text:span text:style-name="T2">“U</text:span>NO_<text:span text:style-name="T9">AVR_</text:span>programmer” <text:span text:style-name="T6">is an Arduino project. It has been written specifically for the UNO. <text:s/>The other projects have been written using Atmel Studio 7. <text:s/>One of the great strengths of Arduino is that it comes with a bootloader. <text:s/>With Studio 7 on the other hand it is very easy to select any one from a whole variety of devices. <text:s/>But an external programmer is then required. <text:s/>Of course there are many such devices. <text:s/>It is hoped that this project “U</text:span>NO_<text:span text:style-name="T9">AVR_</text:span>programmer” <text:span text:style-name="T7">will be a useful addition to their number.</text:span></text:p>
      <text:p text:style-name="P5"/>
      <text:p text:style-name="P10">It is also hoped that it will <text:span text:style-name="T8">encourage new comers to experiment with both systems rather than simply concentrating on one or the other. </text:span></text:p>
      <text:p text:style-name="P10"/>
      <text:p text:style-name="P12">Of course all these projects require a PC interface. <text:s/>A terminal program is used for this purpose. <text:s text:c="2"/>Several can be downloaded from the web. <text:s/>My favourite is </text:p>
      <text:p text:style-name="P12"/>
      <text:p text:style-name="P12"><text:a xlink:type="simple" xlink:href="https://sites.google.com/site/terminalbpp/" text:style-name="Internet_20_link" text:visited-style-name="Visited_20_Internet_20_Link">https://sites.google.com/site/terminalbpp/</text:a> </text:p>
      <text:p text:style-name="P12"/>
      <text:p text:style-name="P12">But take care to download the version 20130820, other versions may have an issue with the "scroll" button. Settings for the terminal program are: Baud rate: 38400, 8 data bits, no parity, 1 stop bit and no handshaking. 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8:09:31.347000000</meta:creation-date>
    <dc:date>2020-08-28T14:59:24.431000000</dc:date>
    <meta:editing-duration>PT5H5M56S</meta:editing-duration>
    <meta:editing-cycles>7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8" meta:word-count="393" meta:character-count="2403" meta:non-whitespace-character-count="2007"/>
  </office:meta>
</office:document-meta>
</file>